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1cm" svg:stroke-color="#000000" svg:stroke-opacity="100%" draw:stroke-linejoin="round" draw:fill="none"/>
    </style:style>
    <style:style style:name="gr3" style:family="graphic" style:parent-style-name="standard">
      <style:graphic-properties draw:stroke="solid" svg:stroke-width="0.011cm" svg:stroke-color="#000000" svg:stroke-opacity="100%" draw:stroke-linejoin="round" draw:fill="none" fo:padding-top="0.13cm" fo:padding-bottom="0.13cm" fo:padding-left="0.255cm" fo:padding-right="0.255cm"/>
    </style:style>
    <style:style style:name="gr4" style:family="graphic" style:parent-style-name="standard">
      <style:graphic-properties draw:stroke="none" draw:fill="none" draw:textarea-vertical-align="middle" fo:min-height="0.94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vertical-align="middle" fo:min-height="1.218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1.052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0.718cm" fo:padding-top="0.141cm" fo:padding-bottom="0.141cm" fo:padding-left="0.141cm" fo:padding-right="0.141cm"/>
    </style:style>
    <style:style style:name="gr8" style:family="graphic" style:parent-style-name="standard">
      <style:graphic-properties draw:stroke="solid" svg:stroke-width="0.102cm" svg:stroke-color="#000000" draw:marker-start-width="0.346cm" draw:marker-end-width="0.346cm" svg:stroke-opacity="100%" draw:stroke-linejoin="round" draw:fill="non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02cm" svg:stroke-color="#0000ff" draw:marker-start-width="0.351cm" draw:marker-end-width="0.351cm" svg:stroke-opacity="100%" draw:stroke-linejoin="round" draw:fill="none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102cm" svg:stroke-color="#ff9900" draw:marker-start-width="0.351cm" draw:marker-end-width="0.351cm" svg:stroke-opacity="100%" draw:stroke-linejoin="round" draw:fill="none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102cm" svg:stroke-color="#ff0000" draw:marker-start-width="0.34cm" draw:marker-end-width="0.34cm" svg:stroke-opacity="100%" draw:stroke-linejoin="round" draw:fill="non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draw:textarea-vertical-align="middle" fo:min-height="0.339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102cm" svg:stroke-color="#ff0000" draw:marker-start-width="0.347cm" draw:marker-end-width="0.347cm" svg:stroke-opacity="100%" draw:stroke-linejoin="round" draw:fill="none" fo:padding-top="0.176cm" fo:padding-bottom="0.176cm" fo:padding-left="0.301cm" fo:padding-right="0.301cm"/>
    </style:style>
    <style:style style:name="gr14" style:family="graphic" style:parent-style-name="standard">
      <style:graphic-properties draw:stroke="solid" svg:stroke-width="0.102cm" svg:stroke-color="#00ff00" draw:marker-start-width="0.34cm" draw:marker-end-width="0.34cm" svg:stroke-opacity="100%" draw:stroke-linejoin="round" draw:fill="none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width="0.102cm" svg:stroke-color="#00ff00" draw:marker-start-width="0.341cm" draw:marker-end-width="0.341cm" svg:stroke-opacity="100%" draw:stroke-linejoin="round" draw:fill="none" fo:padding-top="0.176cm" fo:padding-bottom="0.176cm" fo:padding-left="0.301cm" fo:padding-right="0.301cm"/>
    </style:style>
    <style:style style:name="gr16" style:family="graphic" style:parent-style-name="standard">
      <style:graphic-properties draw:stroke="solid" svg:stroke-width="0.102cm" svg:stroke-color="#000000" draw:marker-start-width="0.341cm" draw:marker-end-width="0.341cm" svg:stroke-opacity="100%" draw:stroke-linejoin="round" draw:fill="none" fo:padding-top="0.176cm" fo:padding-bottom="0.176cm" fo:padding-left="0.301cm" fo:padding-right="0.30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2" style:family="text">
      <style:text-properties fo:color="#000000" style:font-name="Arial1" fo:font-size="12pt" style:font-name-asian="Arial1" style:font-size-asian="12pt" style:font-name-complex="Arial1" style:font-size-complex="12pt"/>
    </style:style>
    <style:style style:name="T3" style:family="text">
      <style:text-properties fo:color="#00000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e" draw:style-name="dp1" draw:master-page-name="Default">
        <office:forms form:automatic-focus="false" form:apply-design-mode="false"/>
        <draw:g>
          <draw:polygon draw:style-name="gr1" draw:layer="layout" svg:width="1.5cm" svg:height="18.5cm" svg:x="10.963cm" svg:y="2.73cm" svg:viewBox="0 0 1501 18501" draw:points="0,18501 1501,18501 1501,0 0,0">
            <text:p/>
          </draw:polygon>
          <draw:polygon draw:style-name="gr2" draw:layer="layout" svg:width="1.5cm" svg:height="18.5cm" svg:x="10.963cm" svg:y="2.73cm" svg:viewBox="0 0 1501 18501" draw:points="0,18501 1501,18501 1501,0 0,0">
            <text:p/>
          </draw:polygon>
        </draw:g>
        <draw:g>
          <draw:polygon draw:style-name="gr1" draw:layer="layout" svg:width="1.5cm" svg:height="18.5cm" svg:x="4.963cm" svg:y="2.73cm" svg:viewBox="0 0 1501 18501" draw:points="0,18501 1501,18501 1501,0 0,0">
            <text:p/>
          </draw:polygon>
          <draw:polygon draw:style-name="gr2" draw:layer="layout" svg:width="1.5cm" svg:height="18.5cm" svg:x="4.963cm" svg:y="2.73cm" svg:viewBox="0 0 1501 18501" draw:points="0,18501 1501,18501 1501,0 0,0">
            <text:p/>
          </draw:polygon>
        </draw:g>
        <draw:g>
          <draw:line draw:style-name="gr3" draw:layer="layout" svg:x1="4.464cm" svg:y1="3.73cm" svg:x2="6.963cm" svg:y2="3.73cm">
            <text:p/>
          </draw:line>
          <draw:frame draw:style-name="gr4" draw:layer="layout" svg:width="2.5cm" svg:height="0.945cm" svg:x="4.464cm" svg:y="3.427cm">
            <draw:text-box>
              <text:p/>
            </draw:text-box>
          </draw:frame>
        </draw:g>
        <draw:g>
          <draw:line draw:style-name="gr3" draw:layer="layout" svg:x1="4.464cm" svg:y1="5.229cm" svg:x2="6.963cm" svg:y2="5.229cm">
            <text:p/>
          </draw:line>
          <draw:frame draw:style-name="gr4" draw:layer="layout" svg:width="2.5cm" svg:height="0.945cm" svg:x="4.464cm" svg:y="4.926cm">
            <draw:text-box>
              <text:p/>
            </draw:text-box>
          </draw:frame>
        </draw:g>
        <draw:g>
          <draw:line draw:style-name="gr3" draw:layer="layout" svg:x1="4.464cm" svg:y1="6.73cm" svg:x2="6.963cm" svg:y2="6.73cm">
            <text:p/>
          </draw:line>
          <draw:frame draw:style-name="gr4" draw:layer="layout" svg:width="2.5cm" svg:height="0.945cm" svg:x="4.464cm" svg:y="6.427cm">
            <draw:text-box>
              <text:p/>
            </draw:text-box>
          </draw:frame>
        </draw:g>
        <draw:g>
          <draw:line draw:style-name="gr3" draw:layer="layout" svg:x1="4.464cm" svg:y1="8.229cm" svg:x2="6.963cm" svg:y2="8.229cm">
            <text:p/>
          </draw:line>
          <draw:frame draw:style-name="gr4" draw:layer="layout" svg:width="2.5cm" svg:height="0.945cm" svg:x="4.464cm" svg:y="7.926cm">
            <draw:text-box>
              <text:p/>
            </draw:text-box>
          </draw:frame>
        </draw:g>
        <draw:g>
          <draw:line draw:style-name="gr3" draw:layer="layout" svg:x1="4.464cm" svg:y1="9.73cm" svg:x2="6.963cm" svg:y2="9.73cm">
            <text:p/>
          </draw:line>
          <draw:frame draw:style-name="gr4" draw:layer="layout" svg:width="2.5cm" svg:height="0.945cm" svg:x="4.464cm" svg:y="9.427cm">
            <draw:text-box>
              <text:p/>
            </draw:text-box>
          </draw:frame>
        </draw:g>
        <draw:g>
          <draw:line draw:style-name="gr3" draw:layer="layout" svg:x1="4.464cm" svg:y1="11.229cm" svg:x2="6.963cm" svg:y2="11.229cm">
            <text:p/>
          </draw:line>
          <draw:frame draw:style-name="gr4" draw:layer="layout" svg:width="2.5cm" svg:height="0.945cm" svg:x="4.464cm" svg:y="10.926cm">
            <draw:text-box>
              <text:p/>
            </draw:text-box>
          </draw:frame>
        </draw:g>
        <draw:g>
          <draw:line draw:style-name="gr3" draw:layer="layout" svg:x1="4.464cm" svg:y1="12.73cm" svg:x2="6.963cm" svg:y2="12.73cm">
            <text:p/>
          </draw:line>
          <draw:frame draw:style-name="gr4" draw:layer="layout" svg:width="2.5cm" svg:height="0.945cm" svg:x="4.464cm" svg:y="12.427cm">
            <draw:text-box>
              <text:p/>
            </draw:text-box>
          </draw:frame>
        </draw:g>
        <draw:g>
          <draw:line draw:style-name="gr3" draw:layer="layout" svg:x1="4.464cm" svg:y1="14.229cm" svg:x2="6.963cm" svg:y2="14.229cm">
            <text:p/>
          </draw:line>
          <draw:frame draw:style-name="gr4" draw:layer="layout" svg:width="2.5cm" svg:height="0.945cm" svg:x="4.464cm" svg:y="13.926cm">
            <draw:text-box>
              <text:p/>
            </draw:text-box>
          </draw:frame>
        </draw:g>
        <draw:g>
          <draw:line draw:style-name="gr3" draw:layer="layout" svg:x1="4.464cm" svg:y1="15.729cm" svg:x2="6.963cm" svg:y2="15.729cm">
            <text:p/>
          </draw:line>
          <draw:frame draw:style-name="gr4" draw:layer="layout" svg:width="2.5cm" svg:height="0.945cm" svg:x="4.464cm" svg:y="15.426cm">
            <draw:text-box>
              <text:p/>
            </draw:text-box>
          </draw:frame>
        </draw:g>
        <draw:g>
          <draw:line draw:style-name="gr3" draw:layer="layout" svg:x1="4.464cm" svg:y1="17.229cm" svg:x2="6.963cm" svg:y2="17.229cm">
            <text:p/>
          </draw:line>
          <draw:frame draw:style-name="gr4" draw:layer="layout" svg:width="2.5cm" svg:height="0.945cm" svg:x="4.464cm" svg:y="16.926cm">
            <draw:text-box>
              <text:p/>
            </draw:text-box>
          </draw:frame>
        </draw:g>
        <draw:g>
          <draw:line draw:style-name="gr3" draw:layer="layout" svg:x1="4.464cm" svg:y1="18.729cm" svg:x2="6.963cm" svg:y2="18.729cm">
            <text:p/>
          </draw:line>
          <draw:frame draw:style-name="gr4" draw:layer="layout" svg:width="2.5cm" svg:height="0.945cm" svg:x="4.464cm" svg:y="18.426cm">
            <draw:text-box>
              <text:p/>
            </draw:text-box>
          </draw:frame>
        </draw:g>
        <draw:g>
          <draw:line draw:style-name="gr3" draw:layer="layout" svg:x1="4.464cm" svg:y1="20.229cm" svg:x2="6.963cm" svg:y2="20.229cm">
            <text:p/>
          </draw:line>
          <draw:frame draw:style-name="gr4" draw:layer="layout" svg:width="2.5cm" svg:height="0.945cm" svg:x="4.464cm" svg:y="19.926cm">
            <draw:text-box>
              <text:p/>
            </draw:text-box>
          </draw:frame>
        </draw:g>
        <draw:g>
          <draw:polygon draw:style-name="gr1" draw:layer="layout" svg:width="1.5cm" svg:height="18.5cm" svg:x="10.963cm" svg:y="2.73cm" svg:viewBox="0 0 1501 18501" draw:points="0,18501 1501,18501 1501,0 0,0">
            <text:p/>
          </draw:polygon>
          <draw:polygon draw:style-name="gr2" draw:layer="layout" svg:width="1.5cm" svg:height="18.5cm" svg:x="10.963cm" svg:y="2.73cm" svg:viewBox="0 0 1501 18501" draw:points="0,18501 1501,18501 1501,0 0,0">
            <text:p/>
          </draw:polygon>
        </draw:g>
        <draw:g>
          <draw:line draw:style-name="gr3" draw:layer="layout" svg:x1="10.464cm" svg:y1="3.73cm" svg:x2="12.964cm" svg:y2="3.73cm">
            <text:p/>
          </draw:line>
          <draw:frame draw:style-name="gr4" draw:layer="layout" svg:width="2.5cm" svg:height="0.945cm" svg:x="10.464cm" svg:y="3.427cm">
            <draw:text-box>
              <text:p/>
            </draw:text-box>
          </draw:frame>
        </draw:g>
        <draw:g>
          <draw:line draw:style-name="gr3" draw:layer="layout" svg:x1="10.464cm" svg:y1="5.229cm" svg:x2="12.964cm" svg:y2="5.229cm">
            <text:p/>
          </draw:line>
          <draw:frame draw:style-name="gr4" draw:layer="layout" svg:width="2.5cm" svg:height="0.945cm" svg:x="10.464cm" svg:y="4.926cm">
            <draw:text-box>
              <text:p/>
            </draw:text-box>
          </draw:frame>
        </draw:g>
        <draw:g>
          <draw:line draw:style-name="gr3" draw:layer="layout" svg:x1="10.464cm" svg:y1="6.73cm" svg:x2="12.964cm" svg:y2="6.73cm">
            <text:p/>
          </draw:line>
          <draw:frame draw:style-name="gr4" draw:layer="layout" svg:width="2.5cm" svg:height="0.945cm" svg:x="10.464cm" svg:y="6.427cm">
            <draw:text-box>
              <text:p/>
            </draw:text-box>
          </draw:frame>
        </draw:g>
        <draw:g>
          <draw:line draw:style-name="gr3" draw:layer="layout" svg:x1="10.464cm" svg:y1="8.229cm" svg:x2="12.964cm" svg:y2="8.229cm">
            <text:p/>
          </draw:line>
          <draw:frame draw:style-name="gr4" draw:layer="layout" svg:width="2.5cm" svg:height="0.945cm" svg:x="10.464cm" svg:y="7.926cm">
            <draw:text-box>
              <text:p/>
            </draw:text-box>
          </draw:frame>
        </draw:g>
        <draw:g>
          <draw:line draw:style-name="gr3" draw:layer="layout" svg:x1="10.464cm" svg:y1="9.73cm" svg:x2="12.964cm" svg:y2="9.73cm">
            <text:p/>
          </draw:line>
          <draw:frame draw:style-name="gr4" draw:layer="layout" svg:width="2.5cm" svg:height="0.945cm" svg:x="10.464cm" svg:y="9.427cm">
            <draw:text-box>
              <text:p/>
            </draw:text-box>
          </draw:frame>
        </draw:g>
        <draw:g>
          <draw:line draw:style-name="gr3" draw:layer="layout" svg:x1="10.464cm" svg:y1="11.229cm" svg:x2="12.964cm" svg:y2="11.229cm">
            <text:p/>
          </draw:line>
          <draw:frame draw:style-name="gr4" draw:layer="layout" svg:width="2.5cm" svg:height="0.945cm" svg:x="10.464cm" svg:y="10.926cm">
            <draw:text-box>
              <text:p/>
            </draw:text-box>
          </draw:frame>
        </draw:g>
        <draw:g>
          <draw:line draw:style-name="gr3" draw:layer="layout" svg:x1="10.464cm" svg:y1="12.73cm" svg:x2="12.964cm" svg:y2="12.73cm">
            <text:p/>
          </draw:line>
          <draw:frame draw:style-name="gr4" draw:layer="layout" svg:width="2.5cm" svg:height="0.945cm" svg:x="10.464cm" svg:y="12.427cm">
            <draw:text-box>
              <text:p/>
            </draw:text-box>
          </draw:frame>
        </draw:g>
        <draw:g>
          <draw:line draw:style-name="gr3" draw:layer="layout" svg:x1="10.464cm" svg:y1="14.229cm" svg:x2="12.964cm" svg:y2="14.229cm">
            <text:p/>
          </draw:line>
          <draw:frame draw:style-name="gr4" draw:layer="layout" svg:width="2.5cm" svg:height="0.945cm" svg:x="10.464cm" svg:y="13.926cm">
            <draw:text-box>
              <text:p/>
            </draw:text-box>
          </draw:frame>
        </draw:g>
        <draw:g>
          <draw:line draw:style-name="gr3" draw:layer="layout" svg:x1="10.464cm" svg:y1="15.729cm" svg:x2="12.964cm" svg:y2="15.729cm">
            <text:p/>
          </draw:line>
          <draw:frame draw:style-name="gr4" draw:layer="layout" svg:width="2.5cm" svg:height="0.945cm" svg:x="10.464cm" svg:y="15.426cm">
            <draw:text-box>
              <text:p/>
            </draw:text-box>
          </draw:frame>
        </draw:g>
        <draw:g>
          <draw:line draw:style-name="gr3" draw:layer="layout" svg:x1="10.464cm" svg:y1="17.229cm" svg:x2="12.964cm" svg:y2="17.229cm">
            <text:p/>
          </draw:line>
          <draw:frame draw:style-name="gr4" draw:layer="layout" svg:width="2.5cm" svg:height="0.945cm" svg:x="10.464cm" svg:y="16.926cm">
            <draw:text-box>
              <text:p/>
            </draw:text-box>
          </draw:frame>
        </draw:g>
        <draw:g>
          <draw:line draw:style-name="gr3" draw:layer="layout" svg:x1="10.464cm" svg:y1="18.729cm" svg:x2="12.964cm" svg:y2="18.729cm">
            <text:p/>
          </draw:line>
          <draw:frame draw:style-name="gr4" draw:layer="layout" svg:width="2.5cm" svg:height="0.945cm" svg:x="10.464cm" svg:y="18.426cm">
            <draw:text-box>
              <text:p/>
            </draw:text-box>
          </draw:frame>
        </draw:g>
        <draw:g>
          <draw:line draw:style-name="gr3" draw:layer="layout" svg:x1="10.464cm" svg:y1="20.229cm" svg:x2="12.964cm" svg:y2="20.229cm">
            <text:p/>
          </draw:line>
          <draw:frame draw:style-name="gr4" draw:layer="layout" svg:width="2.5cm" svg:height="0.945cm" svg:x="10.464cm" svg:y="19.926cm">
            <draw:text-box>
              <text:p/>
            </draw:text-box>
          </draw:frame>
        </draw:g>
        <draw:frame draw:style-name="gr5" draw:text-style-name="P1" draw:layer="layout" svg:width="3.5cm" svg:height="1.5cm" svg:x="3.963cm" svg:y="1.229cm">
          <draw:text-box>
            <text:p text:style-name="P1"><text:span text:style-name="T1">ROW 1</text:span></text:p>
          </draw:text-box>
        </draw:frame>
        <draw:frame draw:style-name="gr5" draw:text-style-name="P1" draw:layer="layout" svg:width="3.5cm" svg:height="1.5cm" svg:x="9.963cm" svg:y="1.229cm">
          <draw:text-box>
            <text:p text:style-name="P1"><text:span text:style-name="T1">ROW 2</text:span></text:p>
          </draw:text-box>
        </draw:frame>
        <draw:frame draw:style-name="gr6" draw:text-style-name="P1" draw:layer="layout" svg:width="4.5cm" svg:height="1.334cm" svg:x="-0.037cm" svg:y="3.063cm">
          <draw:text-box>
            <text:p text:style-name="P1"><text:span text:style-name="T2">SIG GND IN</text:span><text:span text:style-name="T2"><text:line-break/></text:span><text:span text:style-name="T2">(Yellow/Green)</text:span></text:p>
          </draw:text-box>
        </draw:frame>
        <draw:frame draw:style-name="gr6" draw:text-style-name="P1" draw:layer="layout" svg:width="4.5cm" svg:height="1.334cm" svg:x="-0.037cm" svg:y="4.564cm">
          <draw:text-box>
            <text:p text:style-name="P1"><text:span text:style-name="T2">5 V IN</text:span><text:span text:style-name="T2"><text:line-break/></text:span><text:span text:style-name="T2">(Gray)</text:span></text:p>
          </draw:text-box>
        </draw:frame>
        <draw:frame draw:style-name="gr6" draw:text-style-name="P1" draw:layer="layout" svg:width="4.5cm" svg:height="1.334cm" svg:x="-0.037cm" svg:y="6.063cm">
          <draw:text-box>
            <text:p text:style-name="P1"><text:span text:style-name="T2">12 V IN</text:span><text:span text:style-name="T2"><text:line-break/></text:span><text:span text:style-name="T2">(Black)</text:span></text:p>
          </draw:text-box>
        </draw:frame>
        <draw:frame draw:style-name="gr6" draw:text-style-name="P1" draw:layer="layout" svg:width="4.5cm" svg:height="1.334cm" svg:x="-0.037cm" svg:y="7.564cm">
          <draw:text-box>
            <text:p text:style-name="P1"><text:span text:style-name="T2">24 V IN</text:span><text:span text:style-name="T2"><text:line-break/></text:span><text:span text:style-name="T2">(Brown)</text:span></text:p>
          </draw:text-box>
        </draw:frame>
        <draw:frame draw:style-name="gr7" draw:text-style-name="P1" draw:layer="layout" svg:width="4.5cm" svg:height="1cm" svg:x="-0.037cm" svg:y="9.23cm">
          <draw:text-box>
            <text:p text:style-name="P1"><text:span text:style-name="T2">N.C</text:span></text:p>
          </draw:text-box>
        </draw:frame>
        <draw:frame draw:style-name="gr7" draw:text-style-name="P1" draw:layer="layout" svg:width="4.5cm" svg:height="1cm" svg:x="-0.037cm" svg:y="10.731cm">
          <draw:text-box>
            <text:p text:style-name="P1"><text:span text:style-name="T2">N.C</text:span></text:p>
          </draw:text-box>
        </draw:frame>
        <draw:frame draw:style-name="gr7" draw:text-style-name="P1" draw:layer="layout" svg:width="4.5cm" svg:height="1cm" svg:x="-0.037cm" svg:y="12.229cm">
          <draw:text-box>
            <text:p text:style-name="P1"><text:span text:style-name="T2">N.C.</text:span></text:p>
          </draw:text-box>
        </draw:frame>
        <draw:frame draw:style-name="gr7" draw:text-style-name="P1" draw:layer="layout" svg:width="4.5cm" svg:height="1cm" svg:x="-0.037cm" svg:y="13.73cm">
          <draw:text-box>
            <text:p text:style-name="P1"><text:span text:style-name="T2">N.C</text:span></text:p>
          </draw:text-box>
        </draw:frame>
        <draw:frame draw:style-name="gr7" draw:text-style-name="P1" draw:layer="layout" svg:width="4.5cm" svg:height="1cm" svg:x="-0.037cm" svg:y="15.23cm">
          <draw:text-box>
            <text:p text:style-name="P1"><text:span text:style-name="T2">N.C.</text:span></text:p>
          </draw:text-box>
        </draw:frame>
        <draw:frame draw:style-name="gr7" draw:text-style-name="P1" draw:layer="layout" svg:width="4.5cm" svg:height="1cm" svg:x="-0.037cm" svg:y="16.729cm">
          <draw:text-box>
            <text:p text:style-name="P1"><text:span text:style-name="T2">N.C.</text:span></text:p>
          </draw:text-box>
        </draw:frame>
        <draw:frame draw:style-name="gr7" draw:text-style-name="P1" draw:layer="layout" svg:width="4.5cm" svg:height="1cm" svg:x="-0.037cm" svg:y="18.229cm">
          <draw:text-box>
            <text:p text:style-name="P1"><text:span text:style-name="T2">N.C.</text:span></text:p>
          </draw:text-box>
        </draw:frame>
        <draw:frame draw:style-name="gr7" draw:text-style-name="P1" draw:layer="layout" svg:width="4.5cm" svg:height="1cm" svg:x="-0.062cm" svg:y="19.675cm">
          <draw:text-box>
            <text:p text:style-name="P1"><text:span text:style-name="T2">N.C</text:span></text:p>
          </draw:text-box>
        </draw:frame>
        <draw:frame draw:style-name="gr6" draw:text-style-name="P1" draw:layer="layout" svg:width="4.5cm" svg:height="1.334cm" svg:x="12.963cm" svg:y="3.063cm">
          <draw:text-box>
            <text:p text:style-name="P1"><text:span text:style-name="T2">SIG GND OUT</text:span><text:span text:style-name="T2"><text:line-break/></text:span><text:span text:style-name="T2">(Yellow/Green)</text:span></text:p>
          </draw:text-box>
        </draw:frame>
        <draw:frame draw:style-name="gr6" draw:text-style-name="P1" draw:layer="layout" svg:width="4.5cm" svg:height="1.334cm" svg:x="12.963cm" svg:y="4.564cm">
          <draw:text-box>
            <text:p text:style-name="P1"><text:span text:style-name="T2">5 V OUT</text:span><text:span text:style-name="T2"><text:line-break/></text:span><text:span text:style-name="T2">(Gray)</text:span></text:p>
          </draw:text-box>
        </draw:frame>
        <draw:frame draw:style-name="gr6" draw:text-style-name="P1" draw:layer="layout" svg:width="4.5cm" svg:height="1.334cm" svg:x="12.963cm" svg:y="6.063cm">
          <draw:text-box>
            <text:p text:style-name="P1"><text:span text:style-name="T2">12 V OUT</text:span><text:span text:style-name="T2"><text:line-break/></text:span><text:span text:style-name="T2">(Black)</text:span></text:p>
          </draw:text-box>
        </draw:frame>
        <draw:frame draw:style-name="gr6" draw:text-style-name="P1" draw:layer="layout" svg:width="4.5cm" svg:height="1.334cm" svg:x="12.963cm" svg:y="7.564cm">
          <draw:text-box>
            <text:p text:style-name="P1"><text:span text:style-name="T2">24 V OUT</text:span><text:span text:style-name="T2"><text:line-break/></text:span><text:span text:style-name="T2">(Brown)</text:span></text:p>
          </draw:text-box>
        </draw:frame>
        <draw:frame draw:style-name="gr7" draw:text-style-name="P1" draw:layer="layout" svg:width="4.5cm" svg:height="1cm" svg:x="12.963cm" svg:y="9.23cm">
          <draw:text-box>
            <text:p text:style-name="P1"><text:span text:style-name="T2">N.C.</text:span></text:p>
          </draw:text-box>
        </draw:frame>
        <draw:frame draw:style-name="gr7" draw:text-style-name="P1" draw:layer="layout" svg:width="4.5cm" svg:height="1cm" svg:x="12.963cm" svg:y="10.731cm">
          <draw:text-box>
            <text:p text:style-name="P1"><text:span text:style-name="T2">N.C.</text:span></text:p>
          </draw:text-box>
        </draw:frame>
        <draw:frame draw:style-name="gr6" draw:text-style-name="P1" draw:layer="layout" svg:width="4.5cm" svg:height="1.334cm" svg:x="12.963cm" svg:y="12.063cm">
          <draw:text-box>
            <text:p text:style-name="P1"><text:span text:style-name="T2">Pan/tilt cam 12 V</text:span><text:span text:style-name="T2"><text:line-break/></text:span><text:span text:style-name="T2">(2)</text:span></text:p>
          </draw:text-box>
        </draw:frame>
        <draw:frame draw:style-name="gr6" draw:text-style-name="P1" draw:layer="layout" svg:width="4.5cm" svg:height="1.334cm" svg:x="12.963cm" svg:y="13.563cm">
          <draw:text-box>
            <text:p text:style-name="P1"><text:span text:style-name="T2">Pan/tilt cam GND</text:span><text:span text:style-name="T2"><text:line-break/></text:span><text:span text:style-name="T2">(1)</text:span></text:p>
          </draw:text-box>
        </draw:frame>
        <draw:frame draw:style-name="gr6" draw:text-style-name="P1" draw:layer="layout" svg:width="4.5cm" svg:height="1.334cm" svg:x="12.963cm" svg:y="15.063cm">
          <draw:text-box>
            <text:p text:style-name="P1"><text:span text:style-name="T2">F/T sensor CANL</text:span><text:span text:style-name="T2"><text:line-break/></text:span><text:span text:style-name="T2">(Yellow)</text:span></text:p>
          </draw:text-box>
        </draw:frame>
        <draw:frame draw:style-name="gr6" draw:text-style-name="P1" draw:layer="layout" svg:width="4.5cm" svg:height="1.334cm" svg:x="12.963cm" svg:y="16.563cm">
          <draw:text-box>
            <text:p text:style-name="P1"><text:span text:style-name="T2">F/T sensor CANH</text:span><text:span text:style-name="T2"><text:line-break/></text:span><text:span text:style-name="T2">(Green)</text:span></text:p>
          </draw:text-box>
        </draw:frame>
        <draw:frame draw:style-name="gr6" draw:text-style-name="P1" draw:layer="layout" svg:width="4.5cm" svg:height="1.334cm" svg:x="12.963cm" svg:y="18.063cm">
          <draw:text-box>
            <text:p text:style-name="P1"><text:span text:style-name="T2">F/T sensor GND</text:span><text:span text:style-name="T2"><text:line-break/></text:span><text:span text:style-name="T2">(Brown)</text:span></text:p>
          </draw:text-box>
        </draw:frame>
        <draw:frame draw:style-name="gr6" draw:text-style-name="P1" draw:layer="layout" svg:width="4.5cm" svg:height="1.334cm" svg:x="12.963cm" svg:y="19.563cm">
          <draw:text-box>
            <text:p text:style-name="P1"><text:span text:style-name="T2">F/T sensor 24 V</text:span><text:span text:style-name="T2"><text:line-break/></text:span><text:span text:style-name="T2">(White)</text:span></text:p>
          </draw:text-box>
        </draw:frame>
        <draw:frame draw:style-name="gr7" draw:text-style-name="P1" draw:layer="layout" svg:width="1.5cm" svg:height="1cm" svg:x="4.963cm" svg:y="2.73cm">
          <draw:text-box>
            <text:p text:style-name="P1"><text:span text:style-name="T1">1</text:span></text:p>
          </draw:text-box>
        </draw:frame>
        <draw:frame draw:style-name="gr7" draw:text-style-name="P1" draw:layer="layout" svg:width="1.5cm" svg:height="1cm" svg:x="4.963cm" svg:y="4.229cm">
          <draw:text-box>
            <text:p text:style-name="P1"><text:span text:style-name="T1">2</text:span></text:p>
          </draw:text-box>
        </draw:frame>
        <draw:frame draw:style-name="gr7" draw:text-style-name="P1" draw:layer="layout" svg:width="1.5cm" svg:height="1cm" svg:x="4.963cm" svg:y="5.73cm">
          <draw:text-box>
            <text:p text:style-name="P1"><text:span text:style-name="T1">3</text:span></text:p>
          </draw:text-box>
        </draw:frame>
        <draw:frame draw:style-name="gr7" draw:text-style-name="P1" draw:layer="layout" svg:width="1.5cm" svg:height="1cm" svg:x="4.963cm" svg:y="7.229cm">
          <draw:text-box>
            <text:p text:style-name="P1"><text:span text:style-name="T1">4</text:span></text:p>
          </draw:text-box>
        </draw:frame>
        <draw:frame draw:style-name="gr7" draw:text-style-name="P1" draw:layer="layout" svg:width="1.5cm" svg:height="1cm" svg:x="4.963cm" svg:y="8.73cm">
          <draw:text-box>
            <text:p text:style-name="P1"><text:span text:style-name="T1">5</text:span></text:p>
          </draw:text-box>
        </draw:frame>
        <draw:frame draw:style-name="gr7" draw:text-style-name="P1" draw:layer="layout" svg:width="1.5cm" svg:height="1cm" svg:x="4.963cm" svg:y="10.229cm">
          <draw:text-box>
            <text:p text:style-name="P1"><text:span text:style-name="T1">6</text:span></text:p>
          </draw:text-box>
        </draw:frame>
        <draw:frame draw:style-name="gr7" draw:text-style-name="P1" draw:layer="layout" svg:width="1.5cm" svg:height="1cm" svg:x="4.963cm" svg:y="11.73cm">
          <draw:text-box>
            <text:p text:style-name="P1"><text:span text:style-name="T1">7</text:span></text:p>
          </draw:text-box>
        </draw:frame>
        <draw:frame draw:style-name="gr7" draw:text-style-name="P1" draw:layer="layout" svg:width="1.5cm" svg:height="1cm" svg:x="4.963cm" svg:y="13.229cm">
          <draw:text-box>
            <text:p text:style-name="P1"><text:span text:style-name="T1">8</text:span></text:p>
          </draw:text-box>
        </draw:frame>
        <draw:frame draw:style-name="gr7" draw:text-style-name="P1" draw:layer="layout" svg:width="1.5cm" svg:height="1cm" svg:x="4.963cm" svg:y="14.729cm">
          <draw:text-box>
            <text:p text:style-name="P1"><text:span text:style-name="T1">9</text:span></text:p>
          </draw:text-box>
        </draw:frame>
        <draw:frame draw:style-name="gr7" draw:text-style-name="P1" draw:layer="layout" svg:width="1.5cm" svg:height="1cm" svg:x="4.963cm" svg:y="16.229cm">
          <draw:text-box>
            <text:p text:style-name="P1"><text:span text:style-name="T1">10</text:span></text:p>
          </draw:text-box>
        </draw:frame>
        <draw:frame draw:style-name="gr7" draw:text-style-name="P1" draw:layer="layout" svg:width="1.5cm" svg:height="1cm" svg:x="4.963cm" svg:y="17.729cm">
          <draw:text-box>
            <text:p text:style-name="P1"><text:span text:style-name="T1">11</text:span></text:p>
          </draw:text-box>
        </draw:frame>
        <draw:frame draw:style-name="gr7" draw:text-style-name="P1" draw:layer="layout" svg:width="1.5cm" svg:height="1cm" svg:x="4.963cm" svg:y="19.229cm">
          <draw:text-box>
            <text:p text:style-name="P1"><text:span text:style-name="T1">12</text:span></text:p>
          </draw:text-box>
        </draw:frame>
        <draw:frame draw:style-name="gr7" draw:text-style-name="P1" draw:layer="layout" svg:width="1.5cm" svg:height="1cm" svg:x="10.963cm" svg:y="2.73cm">
          <draw:text-box>
            <text:p text:style-name="P1"><text:span text:style-name="T1">1</text:span></text:p>
          </draw:text-box>
        </draw:frame>
        <draw:frame draw:style-name="gr7" draw:text-style-name="P1" draw:layer="layout" svg:width="1.5cm" svg:height="1cm" svg:x="10.963cm" svg:y="4.229cm">
          <draw:text-box>
            <text:p text:style-name="P1"><text:span text:style-name="T1">2</text:span></text:p>
          </draw:text-box>
        </draw:frame>
        <draw:frame draw:style-name="gr7" draw:text-style-name="P1" draw:layer="layout" svg:width="1.5cm" svg:height="1cm" svg:x="10.963cm" svg:y="5.73cm">
          <draw:text-box>
            <text:p text:style-name="P1"><text:span text:style-name="T1">3</text:span></text:p>
          </draw:text-box>
        </draw:frame>
        <draw:frame draw:style-name="gr7" draw:text-style-name="P1" draw:layer="layout" svg:width="1.5cm" svg:height="1cm" svg:x="10.963cm" svg:y="7.229cm">
          <draw:text-box>
            <text:p text:style-name="P1"><text:span text:style-name="T1">4</text:span></text:p>
          </draw:text-box>
        </draw:frame>
        <draw:frame draw:style-name="gr7" draw:text-style-name="P1" draw:layer="layout" svg:width="1.5cm" svg:height="1cm" svg:x="10.963cm" svg:y="8.73cm">
          <draw:text-box>
            <text:p text:style-name="P1"><text:span text:style-name="T1">5</text:span></text:p>
          </draw:text-box>
        </draw:frame>
        <draw:frame draw:style-name="gr7" draw:text-style-name="P1" draw:layer="layout" svg:width="1.5cm" svg:height="1cm" svg:x="10.963cm" svg:y="10.229cm">
          <draw:text-box>
            <text:p text:style-name="P1"><text:span text:style-name="T1">6</text:span></text:p>
          </draw:text-box>
        </draw:frame>
        <draw:frame draw:style-name="gr7" draw:text-style-name="P1" draw:layer="layout" svg:width="1.5cm" svg:height="1cm" svg:x="10.963cm" svg:y="11.73cm">
          <draw:text-box>
            <text:p text:style-name="P1"><text:span text:style-name="T1">7</text:span></text:p>
          </draw:text-box>
        </draw:frame>
        <draw:frame draw:style-name="gr7" draw:text-style-name="P1" draw:layer="layout" svg:width="1.5cm" svg:height="1cm" svg:x="10.963cm" svg:y="13.229cm">
          <draw:text-box>
            <text:p text:style-name="P1"><text:span text:style-name="T1">8</text:span></text:p>
          </draw:text-box>
        </draw:frame>
        <draw:frame draw:style-name="gr7" draw:text-style-name="P1" draw:layer="layout" svg:width="1.5cm" svg:height="1cm" svg:x="10.963cm" svg:y="14.729cm">
          <draw:text-box>
            <text:p text:style-name="P1"><text:span text:style-name="T1">9</text:span></text:p>
          </draw:text-box>
        </draw:frame>
        <draw:frame draw:style-name="gr7" draw:text-style-name="P1" draw:layer="layout" svg:width="1.5cm" svg:height="1cm" svg:x="10.963cm" svg:y="16.229cm">
          <draw:text-box>
            <text:p text:style-name="P1"><text:span text:style-name="T1">10</text:span></text:p>
          </draw:text-box>
        </draw:frame>
        <draw:frame draw:style-name="gr7" draw:text-style-name="P1" draw:layer="layout" svg:width="1.5cm" svg:height="1cm" svg:x="10.963cm" svg:y="17.729cm">
          <draw:text-box>
            <text:p text:style-name="P1"><text:span text:style-name="T1">11</text:span></text:p>
          </draw:text-box>
        </draw:frame>
        <draw:frame draw:style-name="gr7" draw:text-style-name="P1" draw:layer="layout" svg:width="1.5cm" svg:height="1cm" svg:x="10.963cm" svg:y="19.229cm">
          <draw:text-box>
            <text:p text:style-name="P1"><text:span text:style-name="T1">12</text:span></text:p>
          </draw:text-box>
        </draw:frame>
        <draw:frame draw:style-name="gr6" draw:text-style-name="P1" draw:layer="layout" svg:width="3cm" svg:height="1.334cm" svg:x="8.963cm" svg:y="15.063cm">
          <draw:text-box>
            <text:p text:style-name="P1"><text:span text:style-name="T2">CANL IN</text:span><text:span text:style-name="T2"><text:line-break/></text:span><text:span text:style-name="T2">(White)</text:span></text:p>
          </draw:text-box>
        </draw:frame>
        <draw:frame draw:style-name="gr6" draw:text-style-name="P1" draw:layer="layout" svg:width="3cm" svg:height="1.334cm" svg:x="8.963cm" svg:y="16.563cm">
          <draw:text-box>
            <text:p text:style-name="P1"><text:span text:style-name="T2">CANH IN</text:span><text:span text:style-name="T2"><text:line-break/></text:span><text:span text:style-name="T2">(Blue)</text:span></text:p>
          </draw:text-box>
        </draw:frame>
        <draw:path draw:style-name="gr8" draw:layer="layout" svg:width="3.55cm" svg:height="0.6cm" svg:x="6.913cm" svg:y="3.129cm" svg:viewBox="0 0 3551 601" svg:d="M3551 601c-105-80-198-142-312-208-467-270-925-393-1464-393-538 0-996 123-1463 393-114 66-207 128-312 208">
          <text:p/>
        </draw:path>
        <draw:path draw:style-name="gr9" draw:layer="layout" svg:width="3.6cm" svg:height="0.5cm" svg:x="6.863cm" svg:y="4.73cm" svg:viewBox="0 0 3601 501" svg:d="M3601 501c-20-12-36-22-56-33-556-322-1102-468-1745-468-642 0-1188 146-1744 468-20 11-36 21-56 33">
          <text:p/>
        </draw:path>
        <draw:path draw:style-name="gr10" draw:layer="layout" svg:width="3.6cm" svg:height="0.5cm" svg:x="6.863cm" svg:y="6.229cm" svg:viewBox="0 0 3601 501" svg:d="M3601 501c-20-12-36-22-56-33-556-322-1102-468-1745-468-642 0-1188 146-1744 468-20 11-36 21-56 33">
          <text:p/>
        </draw:path>
        <draw:path draw:style-name="gr11" draw:layer="layout" svg:width="3.6cm" svg:height="0.5cm" svg:x="6.863cm" svg:y="7.73cm" svg:viewBox="0 0 3601 501" svg:d="M3601 501c-20-12-36-22-56-33-556-322-1102-468-1745-468-642 0-1188 146-1744 468-20 11-36 21-56 33">
          <text:p/>
        </draw:path>
        <draw:path draw:style-name="gr8" draw:layer="layout" svg:width="0.704cm" svg:height="6cm" svg:x="6.963cm" svg:y="3.73cm" svg:viewBox="0 0 705 6001" svg:d="M0 6001c487-979 705-1907 705-3001 0-1093-218-2021-705-3000">
          <text:p/>
        </draw:path>
        <draw:path draw:style-name="gr10" draw:layer="layout" svg:width="0.603cm" svg:height="3cm" svg:x="9.861cm" svg:y="6.73cm" svg:viewBox="0 0 604 3001" svg:d="M604 0c-127 132-221 257-313 416-200 346-291 685-291 1085 0 399 91 738 291 1084 92 159 186 284 313 416">
          <text:p/>
        </draw:path>
        <draw:path draw:style-name="gr10" draw:layer="layout" svg:width="0.492cm" svg:height="3cm" svg:x="9.971cm" svg:y="9.73cm" svg:viewBox="0 0 493 3001" svg:d="M493 0c-104 132-181 257-255 416-164 346-238 685-238 1085 0 399 74 738 238 1084 74 159 151 284 255 416">
          <text:p/>
        </draw:path>
        <draw:path draw:style-name="gr8" draw:layer="layout" svg:width="1.002cm" svg:height="7.5cm" svg:x="9.462cm" svg:y="3.73cm" svg:viewBox="0 0 1003 7501" svg:d="M1003 0c-689 1197-1003 2370-1003 3751 0 1380 314 2553 1003 3750">
          <text:p/>
        </draw:path>
        <draw:path draw:style-name="gr8" draw:layer="layout" svg:width="0.61cm" svg:height="3cm" svg:x="9.854cm" svg:y="11.229cm" svg:viewBox="0 0 611 3001" svg:d="M611 0c-131 135-228 262-322 425-198 343-289 680-289 1076 0 395 91 732 289 1075 94 163 191 290 322 425">
          <text:p/>
        </draw:path>
        <draw:path draw:style-name="gr11" draw:layer="layout" svg:width="1.226cm" svg:height="5.5cm" svg:x="9.237cm" svg:y="14.729cm" svg:viewBox="0 0 1227 5501" svg:d="M26 0c-19 254-26 469-26 724 0 1752 382 3241 1227 4777">
          <text:p/>
        </draw:path>
        <draw:path draw:style-name="gr11" draw:layer="layout" svg:width="2.303cm" svg:height="6.5cm" svg:x="6.963cm" svg:y="8.229cm" svg:viewBox="0 0 2304 6501" svg:d="M2301 6501c2-84 3-156 3-240 0-1779-406-3291-1296-4832-308-533-609-960-1008-1429">
          <text:p/>
        </draw:path>
        <draw:path draw:style-name="gr8" draw:layer="layout" svg:width="2.212cm" svg:height="5.4cm" svg:x="8.252cm" svg:y="13.329cm" svg:viewBox="0 0 2213 5401" svg:d="M11 0c-8 135-11 249-11 383 0 1252 285 2315 911 3399 367 635 761 1124 1302 1619">
          <text:p/>
        </draw:path>
        <draw:path draw:style-name="gr8" draw:layer="layout" svg:width="1.3cm" svg:height="3.6cm" svg:x="6.963cm" svg:y="9.73cm" svg:viewBox="0 0 1301 3601" svg:d="M1301 3601c-34-1069-290-1970-826-2896-150-259-291-469-475-705">
          <text:p/>
        </draw:path>
        <draw:frame draw:style-name="gr5" draw:text-style-name="P1" draw:layer="layout" svg:width="9.5cm" svg:height="1.5cm" svg:x="3.963cm" svg:y="0.229cm">
          <draw:text-box>
            <text:p text:style-name="P1"><text:span text:style-name="T3">Terminal box at the base</text:span></text:p>
          </draw:text-box>
        </draw:frame>
      </draw:page>
      <draw:page draw:name="Axis 3" draw:style-name="dp1" draw:master-page-name="Default">
        <office:forms form:automatic-focus="false" form:apply-design-mode="false"/>
        <draw:g>
          <draw:polygon draw:style-name="gr1" draw:layer="layout" svg:width="1.5cm" svg:height="18.5cm" svg:x="11.146cm" svg:y="2.857cm" svg:viewBox="0 0 1501 18501" draw:points="0,18501 1501,18501 1501,0 0,0">
            <text:p/>
          </draw:polygon>
          <draw:polygon draw:style-name="gr2" draw:layer="layout" svg:width="1.5cm" svg:height="18.5cm" svg:x="11.146cm" svg:y="2.857cm" svg:viewBox="0 0 1501 18501" draw:points="0,18501 1501,18501 1501,0 0,0">
            <text:p/>
          </draw:polygon>
        </draw:g>
        <draw:g>
          <draw:polygon draw:style-name="gr1" draw:layer="layout" svg:width="1.5cm" svg:height="18.5cm" svg:x="5.146cm" svg:y="2.857cm" svg:viewBox="0 0 1501 18501" draw:points="0,18501 1501,18501 1501,0 0,0">
            <text:p/>
          </draw:polygon>
          <draw:polygon draw:style-name="gr2" draw:layer="layout" svg:width="1.5cm" svg:height="18.5cm" svg:x="5.146cm" svg:y="2.857cm" svg:viewBox="0 0 1501 18501" draw:points="0,18501 1501,18501 1501,0 0,0">
            <text:p/>
          </draw:polygon>
        </draw:g>
        <draw:g>
          <draw:line draw:style-name="gr3" draw:layer="layout" svg:x1="4.646cm" svg:y1="3.857cm" svg:x2="7.146cm" svg:y2="3.857cm">
            <text:p/>
          </draw:line>
          <draw:frame draw:style-name="gr12" draw:layer="layout" svg:width="2.5cm" svg:height="0.945cm" svg:x="4.646cm" svg:y="3.554cm">
            <draw:text-box>
              <text:p/>
            </draw:text-box>
          </draw:frame>
        </draw:g>
        <draw:g>
          <draw:line draw:style-name="gr3" draw:layer="layout" svg:x1="4.646cm" svg:y1="5.357cm" svg:x2="7.146cm" svg:y2="5.357cm">
            <text:p/>
          </draw:line>
          <draw:frame draw:style-name="gr12" draw:layer="layout" svg:width="2.5cm" svg:height="0.945cm" svg:x="4.646cm" svg:y="5.054cm">
            <draw:text-box>
              <text:p/>
            </draw:text-box>
          </draw:frame>
        </draw:g>
        <draw:g>
          <draw:line draw:style-name="gr3" draw:layer="layout" svg:x1="4.646cm" svg:y1="6.857cm" svg:x2="7.146cm" svg:y2="6.857cm">
            <text:p/>
          </draw:line>
          <draw:frame draw:style-name="gr12" draw:layer="layout" svg:width="2.5cm" svg:height="0.945cm" svg:x="4.646cm" svg:y="6.554cm">
            <draw:text-box>
              <text:p/>
            </draw:text-box>
          </draw:frame>
        </draw:g>
        <draw:g>
          <draw:line draw:style-name="gr3" draw:layer="layout" svg:x1="4.646cm" svg:y1="8.357cm" svg:x2="7.146cm" svg:y2="8.357cm">
            <text:p/>
          </draw:line>
          <draw:frame draw:style-name="gr12" draw:layer="layout" svg:width="2.5cm" svg:height="0.945cm" svg:x="4.646cm" svg:y="8.054cm">
            <draw:text-box>
              <text:p/>
            </draw:text-box>
          </draw:frame>
        </draw:g>
        <draw:g>
          <draw:line draw:style-name="gr3" draw:layer="layout" svg:x1="4.646cm" svg:y1="9.857cm" svg:x2="7.146cm" svg:y2="9.857cm">
            <text:p/>
          </draw:line>
          <draw:frame draw:style-name="gr12" draw:layer="layout" svg:width="2.5cm" svg:height="0.945cm" svg:x="4.646cm" svg:y="9.554cm">
            <draw:text-box>
              <text:p/>
            </draw:text-box>
          </draw:frame>
        </draw:g>
        <draw:g>
          <draw:line draw:style-name="gr3" draw:layer="layout" svg:x1="4.646cm" svg:y1="11.357cm" svg:x2="7.146cm" svg:y2="11.357cm">
            <text:p/>
          </draw:line>
          <draw:frame draw:style-name="gr12" draw:layer="layout" svg:width="2.5cm" svg:height="0.945cm" svg:x="4.646cm" svg:y="11.054cm">
            <draw:text-box>
              <text:p/>
            </draw:text-box>
          </draw:frame>
        </draw:g>
        <draw:g>
          <draw:line draw:style-name="gr3" draw:layer="layout" svg:x1="4.646cm" svg:y1="12.857cm" svg:x2="7.146cm" svg:y2="12.857cm">
            <text:p/>
          </draw:line>
          <draw:frame draw:style-name="gr12" draw:layer="layout" svg:width="2.5cm" svg:height="0.945cm" svg:x="4.646cm" svg:y="12.554cm">
            <draw:text-box>
              <text:p/>
            </draw:text-box>
          </draw:frame>
        </draw:g>
        <draw:g>
          <draw:line draw:style-name="gr3" draw:layer="layout" svg:x1="4.646cm" svg:y1="14.357cm" svg:x2="7.146cm" svg:y2="14.357cm">
            <text:p/>
          </draw:line>
          <draw:frame draw:style-name="gr12" draw:layer="layout" svg:width="2.5cm" svg:height="0.945cm" svg:x="4.646cm" svg:y="14.054cm">
            <draw:text-box>
              <text:p/>
            </draw:text-box>
          </draw:frame>
        </draw:g>
        <draw:g>
          <draw:line draw:style-name="gr3" draw:layer="layout" svg:x1="4.646cm" svg:y1="15.857cm" svg:x2="7.146cm" svg:y2="15.857cm">
            <text:p/>
          </draw:line>
          <draw:frame draw:style-name="gr12" draw:layer="layout" svg:width="2.5cm" svg:height="0.945cm" svg:x="4.646cm" svg:y="15.554cm">
            <draw:text-box>
              <text:p/>
            </draw:text-box>
          </draw:frame>
        </draw:g>
        <draw:g>
          <draw:line draw:style-name="gr3" draw:layer="layout" svg:x1="4.646cm" svg:y1="17.357cm" svg:x2="7.146cm" svg:y2="17.357cm">
            <text:p/>
          </draw:line>
          <draw:frame draw:style-name="gr12" draw:layer="layout" svg:width="2.5cm" svg:height="0.945cm" svg:x="4.646cm" svg:y="17.054cm">
            <draw:text-box>
              <text:p/>
            </draw:text-box>
          </draw:frame>
        </draw:g>
        <draw:g>
          <draw:line draw:style-name="gr3" draw:layer="layout" svg:x1="4.646cm" svg:y1="18.857cm" svg:x2="7.146cm" svg:y2="18.857cm">
            <text:p/>
          </draw:line>
          <draw:frame draw:style-name="gr12" draw:layer="layout" svg:width="2.5cm" svg:height="0.945cm" svg:x="4.646cm" svg:y="18.554cm">
            <draw:text-box>
              <text:p/>
            </draw:text-box>
          </draw:frame>
        </draw:g>
        <draw:g>
          <draw:line draw:style-name="gr3" draw:layer="layout" svg:x1="4.646cm" svg:y1="20.357cm" svg:x2="7.146cm" svg:y2="20.357cm">
            <text:p/>
          </draw:line>
          <draw:frame draw:style-name="gr12" draw:layer="layout" svg:width="2.5cm" svg:height="0.945cm" svg:x="4.646cm" svg:y="20.054cm">
            <draw:text-box>
              <text:p/>
            </draw:text-box>
          </draw:frame>
        </draw:g>
        <draw:g>
          <draw:polygon draw:style-name="gr1" draw:layer="layout" svg:width="1.5cm" svg:height="18.5cm" svg:x="11.146cm" svg:y="2.857cm" svg:viewBox="0 0 1501 18501" draw:points="0,18501 1501,18501 1501,0 0,0">
            <text:p/>
          </draw:polygon>
          <draw:polygon draw:style-name="gr2" draw:layer="layout" svg:width="1.5cm" svg:height="18.5cm" svg:x="11.146cm" svg:y="2.857cm" svg:viewBox="0 0 1501 18501" draw:points="0,18501 1501,18501 1501,0 0,0">
            <text:p/>
          </draw:polygon>
        </draw:g>
        <draw:g>
          <draw:line draw:style-name="gr3" draw:layer="layout" svg:x1="10.646cm" svg:y1="3.857cm" svg:x2="13.146cm" svg:y2="3.857cm">
            <text:p/>
          </draw:line>
          <draw:frame draw:style-name="gr12" draw:layer="layout" svg:width="2.5cm" svg:height="0.945cm" svg:x="10.646cm" svg:y="3.554cm">
            <draw:text-box>
              <text:p/>
            </draw:text-box>
          </draw:frame>
        </draw:g>
        <draw:g>
          <draw:line draw:style-name="gr3" draw:layer="layout" svg:x1="10.646cm" svg:y1="5.357cm" svg:x2="13.146cm" svg:y2="5.357cm">
            <text:p/>
          </draw:line>
          <draw:frame draw:style-name="gr12" draw:layer="layout" svg:width="2.5cm" svg:height="0.945cm" svg:x="10.646cm" svg:y="5.054cm">
            <draw:text-box>
              <text:p/>
            </draw:text-box>
          </draw:frame>
        </draw:g>
        <draw:g>
          <draw:line draw:style-name="gr3" draw:layer="layout" svg:x1="10.646cm" svg:y1="6.857cm" svg:x2="13.146cm" svg:y2="6.857cm">
            <text:p/>
          </draw:line>
          <draw:frame draw:style-name="gr12" draw:layer="layout" svg:width="2.5cm" svg:height="0.945cm" svg:x="10.646cm" svg:y="6.554cm">
            <draw:text-box>
              <text:p/>
            </draw:text-box>
          </draw:frame>
        </draw:g>
        <draw:g>
          <draw:line draw:style-name="gr3" draw:layer="layout" svg:x1="10.646cm" svg:y1="8.357cm" svg:x2="13.146cm" svg:y2="8.357cm">
            <text:p/>
          </draw:line>
          <draw:frame draw:style-name="gr12" draw:layer="layout" svg:width="2.5cm" svg:height="0.945cm" svg:x="10.646cm" svg:y="8.054cm">
            <draw:text-box>
              <text:p/>
            </draw:text-box>
          </draw:frame>
        </draw:g>
        <draw:g>
          <draw:line draw:style-name="gr3" draw:layer="layout" svg:x1="10.646cm" svg:y1="9.857cm" svg:x2="13.146cm" svg:y2="9.857cm">
            <text:p/>
          </draw:line>
          <draw:frame draw:style-name="gr12" draw:layer="layout" svg:width="2.5cm" svg:height="0.945cm" svg:x="10.646cm" svg:y="9.554cm">
            <draw:text-box>
              <text:p/>
            </draw:text-box>
          </draw:frame>
        </draw:g>
        <draw:g>
          <draw:line draw:style-name="gr3" draw:layer="layout" svg:x1="10.646cm" svg:y1="11.357cm" svg:x2="13.146cm" svg:y2="11.357cm">
            <text:p/>
          </draw:line>
          <draw:frame draw:style-name="gr12" draw:layer="layout" svg:width="2.5cm" svg:height="0.945cm" svg:x="10.646cm" svg:y="11.054cm">
            <draw:text-box>
              <text:p/>
            </draw:text-box>
          </draw:frame>
        </draw:g>
        <draw:g>
          <draw:line draw:style-name="gr3" draw:layer="layout" svg:x1="10.646cm" svg:y1="12.857cm" svg:x2="13.146cm" svg:y2="12.857cm">
            <text:p/>
          </draw:line>
          <draw:frame draw:style-name="gr12" draw:layer="layout" svg:width="2.5cm" svg:height="0.945cm" svg:x="10.646cm" svg:y="12.554cm">
            <draw:text-box>
              <text:p/>
            </draw:text-box>
          </draw:frame>
        </draw:g>
        <draw:g>
          <draw:line draw:style-name="gr3" draw:layer="layout" svg:x1="10.646cm" svg:y1="14.357cm" svg:x2="13.146cm" svg:y2="14.357cm">
            <text:p/>
          </draw:line>
          <draw:frame draw:style-name="gr12" draw:layer="layout" svg:width="2.5cm" svg:height="0.945cm" svg:x="10.646cm" svg:y="14.054cm">
            <draw:text-box>
              <text:p/>
            </draw:text-box>
          </draw:frame>
        </draw:g>
        <draw:g>
          <draw:line draw:style-name="gr3" draw:layer="layout" svg:x1="10.646cm" svg:y1="15.857cm" svg:x2="13.146cm" svg:y2="15.857cm">
            <text:p/>
          </draw:line>
          <draw:frame draw:style-name="gr12" draw:layer="layout" svg:width="2.5cm" svg:height="0.945cm" svg:x="10.646cm" svg:y="15.554cm">
            <draw:text-box>
              <text:p/>
            </draw:text-box>
          </draw:frame>
        </draw:g>
        <draw:g>
          <draw:line draw:style-name="gr3" draw:layer="layout" svg:x1="10.646cm" svg:y1="17.357cm" svg:x2="13.146cm" svg:y2="17.357cm">
            <text:p/>
          </draw:line>
          <draw:frame draw:style-name="gr12" draw:layer="layout" svg:width="2.5cm" svg:height="0.945cm" svg:x="10.646cm" svg:y="17.054cm">
            <draw:text-box>
              <text:p/>
            </draw:text-box>
          </draw:frame>
        </draw:g>
        <draw:g>
          <draw:line draw:style-name="gr3" draw:layer="layout" svg:x1="10.646cm" svg:y1="18.857cm" svg:x2="13.146cm" svg:y2="18.857cm">
            <text:p/>
          </draw:line>
          <draw:frame draw:style-name="gr12" draw:layer="layout" svg:width="2.5cm" svg:height="0.945cm" svg:x="10.646cm" svg:y="18.554cm">
            <draw:text-box>
              <text:p/>
            </draw:text-box>
          </draw:frame>
        </draw:g>
        <draw:g>
          <draw:line draw:style-name="gr3" draw:layer="layout" svg:x1="10.646cm" svg:y1="20.357cm" svg:x2="13.146cm" svg:y2="20.357cm">
            <text:p/>
          </draw:line>
          <draw:frame draw:style-name="gr12" draw:layer="layout" svg:width="2.5cm" svg:height="0.945cm" svg:x="10.646cm" svg:y="20.054cm">
            <draw:text-box>
              <text:p/>
            </draw:text-box>
          </draw:frame>
        </draw:g>
        <draw:frame draw:style-name="gr5" draw:layer="layout" svg:width="3.5cm" svg:height="1.5cm" svg:x="4.146cm" svg:y="1.357cm">
          <draw:text-box>
            <text:p text:style-name="P1"><text:span text:style-name="T1">ROW 1</text:span></text:p>
          </draw:text-box>
        </draw:frame>
        <draw:frame draw:style-name="gr5" draw:layer="layout" svg:width="3.5cm" svg:height="1.5cm" svg:x="10.146cm" svg:y="1.357cm">
          <draw:text-box>
            <text:p text:style-name="P1"><text:span text:style-name="T1">ROW 2</text:span></text:p>
          </draw:text-box>
        </draw:frame>
        <draw:frame draw:style-name="gr7" draw:layer="layout" svg:width="4.5cm" svg:height="1cm" svg:x="0.146cm" svg:y="3.357cm">
          <draw:text-box>
            <text:p text:style-name="P1"><text:span text:style-name="T2">N.C.</text:span></text:p>
          </draw:text-box>
        </draw:frame>
        <draw:frame draw:style-name="gr7" draw:layer="layout" svg:width="4.5cm" svg:height="1cm" svg:x="0.146cm" svg:y="4.857cm">
          <draw:text-box>
            <text:p text:style-name="P1"><text:span text:style-name="T2">N.C.</text:span></text:p>
          </draw:text-box>
        </draw:frame>
        <draw:frame draw:style-name="gr7" draw:layer="layout" svg:width="4.5cm" svg:height="1cm" svg:x="0.146cm" svg:y="6.357cm">
          <draw:text-box>
            <text:p text:style-name="P1"><text:span text:style-name="T2">N.C.</text:span></text:p>
          </draw:text-box>
        </draw:frame>
        <draw:frame draw:style-name="gr7" draw:layer="layout" svg:width="4.5cm" svg:height="1cm" svg:x="0.146cm" svg:y="7.857cm">
          <draw:text-box>
            <text:p text:style-name="P1"><text:span text:style-name="T2">N.C.</text:span></text:p>
          </draw:text-box>
        </draw:frame>
        <draw:frame draw:style-name="gr7" draw:layer="layout" svg:width="4.5cm" svg:height="1cm" svg:x="0.146cm" svg:y="9.357cm">
          <draw:text-box>
            <text:p text:style-name="P1"><text:span text:style-name="T2">SHIELD</text:span></text:p>
          </draw:text-box>
        </draw:frame>
        <draw:frame draw:style-name="gr7" draw:layer="layout" svg:width="4.5cm" svg:height="1cm" svg:x="0.146cm" svg:y="10.857cm">
          <draw:text-box>
            <text:p text:style-name="P1"><text:span text:style-name="T2">N.C.</text:span></text:p>
          </draw:text-box>
        </draw:frame>
        <draw:frame draw:style-name="gr7" draw:layer="layout" svg:width="4.5cm" svg:height="1.334cm" svg:x="0.146cm" svg:y="12.191cm">
          <draw:text-box>
            <text:p text:style-name="P1"><text:span text:style-name="T2">PROFI Neg Tools</text:span><text:span text:style-name="T2"><text:line-break/></text:span><text:span text:style-name="T2">(Green)</text:span></text:p>
          </draw:text-box>
        </draw:frame>
        <draw:frame draw:style-name="gr7" draw:layer="layout" svg:width="4.5cm" svg:height="1.334cm" svg:x="0.146cm" svg:y="13.691cm">
          <draw:text-box>
            <text:p text:style-name="P1"><text:span text:style-name="T2">PROFI Pos Tools</text:span><text:span text:style-name="T2"><text:line-break/></text:span><text:span text:style-name="T2">(Red)</text:span></text:p>
          </draw:text-box>
        </draw:frame>
        <draw:frame draw:style-name="gr7" draw:layer="layout" svg:width="4.5cm" svg:height="1.334cm" svg:x="0.146cm" svg:y="15.191cm">
          <draw:text-box>
            <text:p text:style-name="P1"><text:span text:style-name="T2">PROFI Neg Valve</text:span><text:span text:style-name="T2"><text:line-break/></text:span><text:span text:style-name="T2">(Blue)</text:span></text:p>
          </draw:text-box>
        </draw:frame>
        <draw:frame draw:style-name="gr7" draw:layer="layout" svg:width="4.5cm" svg:height="1.334cm" svg:x="0.146cm" svg:y="16.691cm">
          <draw:text-box>
            <text:p text:style-name="P1"><text:span text:style-name="T2">PROFI Pos Valve</text:span><text:span text:style-name="T2"><text:line-break/></text:span><text:span text:style-name="T2">(Red)</text:span></text:p>
          </draw:text-box>
        </draw:frame>
        <draw:frame draw:style-name="gr7" draw:layer="layout" svg:width="4.5cm" svg:height="1.334cm" svg:x="0.146cm" svg:y="18.191cm">
          <draw:text-box>
            <text:p text:style-name="P1"><text:span text:style-name="T2">PROFI Neg IN</text:span><text:span text:style-name="T2"><text:line-break/></text:span><text:span text:style-name="T2">(Green)</text:span></text:p>
          </draw:text-box>
        </draw:frame>
        <draw:frame draw:style-name="gr7" draw:layer="layout" svg:width="4.5cm" svg:height="1.334cm" svg:x="0.146cm" svg:y="19.691cm">
          <draw:text-box>
            <text:p text:style-name="P1"><text:span text:style-name="T2">PROFI Pos IN</text:span><text:span text:style-name="T2"><text:line-break/></text:span><text:span text:style-name="T2">(Red)</text:span></text:p>
          </draw:text-box>
        </draw:frame>
        <draw:frame draw:style-name="gr7" draw:layer="layout" svg:width="4.5cm" svg:height="1cm" svg:x="13.146cm" svg:y="3.357cm">
          <draw:text-box>
            <text:p text:style-name="P1"><text:span text:style-name="T2">N.C.</text:span></text:p>
          </draw:text-box>
        </draw:frame>
        <draw:frame draw:style-name="gr7" draw:layer="layout" svg:width="4.5cm" svg:height="1cm" svg:x="13.146cm" svg:y="4.857cm">
          <draw:text-box>
            <text:p text:style-name="P1"><text:span text:style-name="T2">N.C.</text:span></text:p>
          </draw:text-box>
        </draw:frame>
        <draw:frame draw:style-name="gr7" draw:layer="layout" svg:width="4.5cm" svg:height="1cm" svg:x="13.146cm" svg:y="6.357cm">
          <draw:text-box>
            <text:p text:style-name="P1"><text:span text:style-name="T2">N.C.</text:span></text:p>
          </draw:text-box>
        </draw:frame>
        <draw:frame draw:style-name="gr7" draw:layer="layout" svg:width="4.5cm" svg:height="1cm" svg:x="13.146cm" svg:y="7.857cm">
          <draw:text-box>
            <text:p text:style-name="P1"><text:span text:style-name="T2">N.C.</text:span></text:p>
          </draw:text-box>
        </draw:frame>
        <draw:frame draw:style-name="gr7" draw:layer="layout" svg:width="4.5cm" svg:height="1cm" svg:x="13.146cm" svg:y="9.357cm">
          <draw:text-box>
            <text:p text:style-name="P1"><text:span text:style-name="T2">SHIELD</text:span></text:p>
          </draw:text-box>
        </draw:frame>
        <draw:frame draw:style-name="gr7" draw:layer="layout" svg:width="4.5cm" svg:height="1cm" svg:x="13.146cm" svg:y="10.857cm">
          <draw:text-box>
            <text:p text:style-name="P1"><text:span text:style-name="T2">N.C.</text:span></text:p>
          </draw:text-box>
        </draw:frame>
        <draw:frame draw:style-name="gr7" draw:layer="layout" svg:width="4.5cm" svg:height="1.334cm" svg:x="13.146cm" svg:y="12.191cm">
          <draw:text-box>
            <text:p text:style-name="P1"><text:span text:style-name="T2">PWR GND Tools</text:span><text:span text:style-name="T2"><text:line-break/></text:span><text:span text:style-name="T2">(1)</text:span></text:p>
          </draw:text-box>
        </draw:frame>
        <draw:frame draw:style-name="gr7" draw:layer="layout" svg:width="4.5cm" svg:height="1.334cm" svg:x="13.146cm" svg:y="13.691cm">
          <draw:text-box>
            <text:p text:style-name="P1"><text:span text:style-name="T2">24 V Tools</text:span><text:span text:style-name="T2"><text:line-break/></text:span><text:span text:style-name="T2">(2)</text:span></text:p>
          </draw:text-box>
        </draw:frame>
        <draw:frame draw:style-name="gr7" draw:layer="layout" svg:width="4.5cm" svg:height="1.334cm" svg:x="13.146cm" svg:y="15.191cm">
          <draw:text-box>
            <text:p text:style-name="P1"><text:span text:style-name="T2">PWR GND Valve</text:span><text:span text:style-name="T2"><text:line-break/></text:span><text:span text:style-name="T2">(Black+White)</text:span></text:p>
          </draw:text-box>
        </draw:frame>
        <draw:frame draw:style-name="gr7" draw:layer="layout" svg:width="4.5cm" svg:height="1.334cm" svg:x="13.146cm" svg:y="16.691cm">
          <draw:text-box>
            <text:p text:style-name="P1"><text:span text:style-name="T2">24 V Valve</text:span><text:span text:style-name="T2"><text:line-break/></text:span><text:span text:style-name="T2">(Brown+Blue)</text:span></text:p>
          </draw:text-box>
        </draw:frame>
        <draw:frame draw:style-name="gr7" draw:layer="layout" svg:width="4.5cm" svg:height="1.334cm" svg:x="13.146cm" svg:y="18.191cm">
          <draw:text-box>
            <text:p text:style-name="P1"><text:span text:style-name="T2">PWR GND IN</text:span><text:span text:style-name="T2"><text:line-break/></text:span><text:span text:style-name="T2">(1)</text:span></text:p>
          </draw:text-box>
        </draw:frame>
        <draw:frame draw:style-name="gr7" draw:layer="layout" svg:width="4.5cm" svg:height="1.334cm" svg:x="13.146cm" svg:y="19.691cm">
          <draw:text-box>
            <text:p text:style-name="P1"><text:span text:style-name="T2">24 V IN</text:span><text:span text:style-name="T2"><text:line-break/></text:span><text:span text:style-name="T2">(2)</text:span></text:p>
          </draw:text-box>
        </draw:frame>
        <draw:frame draw:style-name="gr7" draw:layer="layout" svg:width="1.5cm" svg:height="1cm" svg:x="5.146cm" svg:y="2.857cm">
          <draw:text-box>
            <text:p text:style-name="P1"><text:span text:style-name="T1">1</text:span></text:p>
          </draw:text-box>
        </draw:frame>
        <draw:frame draw:style-name="gr7" draw:layer="layout" svg:width="1.5cm" svg:height="1cm" svg:x="5.146cm" svg:y="4.357cm">
          <draw:text-box>
            <text:p text:style-name="P1"><text:span text:style-name="T1">2</text:span></text:p>
          </draw:text-box>
        </draw:frame>
        <draw:frame draw:style-name="gr7" draw:layer="layout" svg:width="1.5cm" svg:height="1cm" svg:x="5.146cm" svg:y="5.857cm">
          <draw:text-box>
            <text:p text:style-name="P1"><text:span text:style-name="T1">3</text:span></text:p>
          </draw:text-box>
        </draw:frame>
        <draw:frame draw:style-name="gr7" draw:layer="layout" svg:width="1.5cm" svg:height="1cm" svg:x="5.146cm" svg:y="7.357cm">
          <draw:text-box>
            <text:p text:style-name="P1"><text:span text:style-name="T1">4</text:span></text:p>
          </draw:text-box>
        </draw:frame>
        <draw:frame draw:style-name="gr7" draw:layer="layout" svg:width="1.5cm" svg:height="1cm" svg:x="5.146cm" svg:y="8.857cm">
          <draw:text-box>
            <text:p text:style-name="P1"><text:span text:style-name="T1">5</text:span></text:p>
          </draw:text-box>
        </draw:frame>
        <draw:frame draw:style-name="gr7" draw:layer="layout" svg:width="1.5cm" svg:height="1cm" svg:x="5.146cm" svg:y="10.357cm">
          <draw:text-box>
            <text:p text:style-name="P1"><text:span text:style-name="T1">6</text:span></text:p>
          </draw:text-box>
        </draw:frame>
        <draw:frame draw:style-name="gr7" draw:layer="layout" svg:width="1.5cm" svg:height="1cm" svg:x="5.146cm" svg:y="11.857cm">
          <draw:text-box>
            <text:p text:style-name="P1"><text:span text:style-name="T1">7</text:span></text:p>
          </draw:text-box>
        </draw:frame>
        <draw:frame draw:style-name="gr7" draw:layer="layout" svg:width="1.5cm" svg:height="1cm" svg:x="5.146cm" svg:y="13.357cm">
          <draw:text-box>
            <text:p text:style-name="P1"><text:span text:style-name="T1">8</text:span></text:p>
          </draw:text-box>
        </draw:frame>
        <draw:frame draw:style-name="gr7" draw:layer="layout" svg:width="1.5cm" svg:height="1cm" svg:x="5.146cm" svg:y="14.857cm">
          <draw:text-box>
            <text:p text:style-name="P1"><text:span text:style-name="T1">9</text:span></text:p>
          </draw:text-box>
        </draw:frame>
        <draw:frame draw:style-name="gr7" draw:layer="layout" svg:width="1.5cm" svg:height="1cm" svg:x="5.146cm" svg:y="16.357cm">
          <draw:text-box>
            <text:p text:style-name="P1"><text:span text:style-name="T1">10</text:span></text:p>
          </draw:text-box>
        </draw:frame>
        <draw:frame draw:style-name="gr7" draw:layer="layout" svg:width="1.5cm" svg:height="1cm" svg:x="5.146cm" svg:y="17.857cm">
          <draw:text-box>
            <text:p text:style-name="P1"><text:span text:style-name="T1">11</text:span></text:p>
          </draw:text-box>
        </draw:frame>
        <draw:frame draw:style-name="gr7" draw:layer="layout" svg:width="1.5cm" svg:height="1cm" svg:x="5.146cm" svg:y="19.357cm">
          <draw:text-box>
            <text:p text:style-name="P1"><text:span text:style-name="T1">12</text:span></text:p>
          </draw:text-box>
        </draw:frame>
        <draw:frame draw:style-name="gr7" draw:layer="layout" svg:width="1.5cm" svg:height="1cm" svg:x="11.146cm" svg:y="2.857cm">
          <draw:text-box>
            <text:p text:style-name="P1"><text:span text:style-name="T1">1</text:span></text:p>
          </draw:text-box>
        </draw:frame>
        <draw:frame draw:style-name="gr7" draw:layer="layout" svg:width="1.5cm" svg:height="1cm" svg:x="11.146cm" svg:y="4.357cm">
          <draw:text-box>
            <text:p text:style-name="P1"><text:span text:style-name="T1">2</text:span></text:p>
          </draw:text-box>
        </draw:frame>
        <draw:frame draw:style-name="gr7" draw:layer="layout" svg:width="1.5cm" svg:height="1cm" svg:x="11.146cm" svg:y="5.857cm">
          <draw:text-box>
            <text:p text:style-name="P1"><text:span text:style-name="T1">3</text:span></text:p>
          </draw:text-box>
        </draw:frame>
        <draw:frame draw:style-name="gr7" draw:layer="layout" svg:width="1.5cm" svg:height="1cm" svg:x="11.146cm" svg:y="7.357cm">
          <draw:text-box>
            <text:p text:style-name="P1"><text:span text:style-name="T1">4</text:span></text:p>
          </draw:text-box>
        </draw:frame>
        <draw:frame draw:style-name="gr7" draw:layer="layout" svg:width="1.5cm" svg:height="1cm" svg:x="11.146cm" svg:y="8.857cm">
          <draw:text-box>
            <text:p text:style-name="P1"><text:span text:style-name="T1">5</text:span></text:p>
          </draw:text-box>
        </draw:frame>
        <draw:frame draw:style-name="gr7" draw:layer="layout" svg:width="1.5cm" svg:height="1cm" svg:x="11.146cm" svg:y="10.357cm">
          <draw:text-box>
            <text:p text:style-name="P1"><text:span text:style-name="T1">6</text:span></text:p>
          </draw:text-box>
        </draw:frame>
        <draw:frame draw:style-name="gr7" draw:layer="layout" svg:width="1.5cm" svg:height="1cm" svg:x="11.146cm" svg:y="11.857cm">
          <draw:text-box>
            <text:p text:style-name="P1"><text:span text:style-name="T1">7</text:span></text:p>
          </draw:text-box>
        </draw:frame>
        <draw:frame draw:style-name="gr7" draw:layer="layout" svg:width="1.5cm" svg:height="1cm" svg:x="11.146cm" svg:y="13.357cm">
          <draw:text-box>
            <text:p text:style-name="P1"><text:span text:style-name="T1">8</text:span></text:p>
          </draw:text-box>
        </draw:frame>
        <draw:frame draw:style-name="gr7" draw:layer="layout" svg:width="1.5cm" svg:height="1cm" svg:x="11.146cm" svg:y="14.857cm">
          <draw:text-box>
            <text:p text:style-name="P1"><text:span text:style-name="T1">9</text:span></text:p>
          </draw:text-box>
        </draw:frame>
        <draw:frame draw:style-name="gr7" draw:layer="layout" svg:width="1.5cm" svg:height="1cm" svg:x="11.146cm" svg:y="16.357cm">
          <draw:text-box>
            <text:p text:style-name="P1"><text:span text:style-name="T1">10</text:span></text:p>
          </draw:text-box>
        </draw:frame>
        <draw:frame draw:style-name="gr7" draw:layer="layout" svg:width="1.5cm" svg:height="1cm" svg:x="11.146cm" svg:y="17.857cm">
          <draw:text-box>
            <text:p text:style-name="P1"><text:span text:style-name="T1">11</text:span></text:p>
          </draw:text-box>
        </draw:frame>
        <draw:frame draw:style-name="gr7" draw:layer="layout" svg:width="1.5cm" svg:height="1cm" svg:x="11.146cm" svg:y="19.357cm">
          <draw:text-box>
            <text:p text:style-name="P1"><text:span text:style-name="T1">12</text:span></text:p>
          </draw:text-box>
        </draw:frame>
        <draw:path draw:style-name="gr13" draw:layer="layout" svg:width="0.699cm" svg:height="3cm" svg:x="7.146cm" svg:y="17.357cm" svg:viewBox="0 0 700 3001" svg:d="M0 3001c184-155 318-313 438-521 180-313 262-619 262-980 0-360-82-666-262-979-120-208-254-366-438-521">
          <text:p/>
        </draw:path>
        <draw:frame draw:style-name="gr5" draw:layer="layout" svg:width="9.5cm" svg:height="1.5cm" svg:x="4.146cm" svg:y="0.357cm">
          <draw:text-box>
            <text:p text:style-name="P1"><text:span text:style-name="T3">Terminal box at axis 3</text:span></text:p>
          </draw:text-box>
        </draw:frame>
        <draw:path draw:style-name="gr14" draw:layer="layout" svg:width="0.699cm" svg:height="3cm" svg:x="7.146cm" svg:y="12.857cm" svg:viewBox="0 0 700 3001" svg:d="M0 3001c184-155 318-313 438-521 180-313 262-619 262-980 0-360-82-666-262-979-120-208-254-366-438-521">
          <text:p/>
        </draw:path>
        <draw:path draw:style-name="gr15" draw:layer="layout" svg:width="0.699cm" svg:height="3cm" svg:x="7.146cm" svg:y="15.857cm" svg:viewBox="0 0 700 3001" svg:d="M0 3001c184-155 318-313 438-521 180-313 262-619 262-980 0-360-82-666-262-979-120-208-254-366-438-521">
          <text:p/>
        </draw:path>
        <draw:path draw:style-name="gr13" draw:layer="layout" svg:width="0.699cm" svg:height="3cm" svg:x="7.146cm" svg:y="14.357cm" svg:viewBox="0 0 700 3001" svg:d="M0 3001c184-155 318-313 438-521 180-313 262-619 262-980 0-360-82-666-262-979-120-208-254-366-438-521">
          <text:p/>
        </draw:path>
        <draw:path draw:style-name="gr16" draw:layer="layout" svg:width="0.699cm" svg:height="3cm" svg:x="9.946cm" svg:y="12.857cm" svg:viewBox="0 0 700 3001" svg:d="M700 3001c-184-155-318-313-438-521-180-313-262-619-262-979 0-361 82-667 262-980 120-208 254-366 438-521">
          <text:p/>
        </draw:path>
        <draw:path draw:style-name="gr13" draw:layer="layout" svg:width="0.699cm" svg:height="3cm" svg:x="9.946cm" svg:y="14.357cm" svg:viewBox="0 0 700 3001" svg:d="M700 3001c-184-155-318-313-438-521-180-313-262-619-262-979 0-361 82-667 262-980 120-208 254-366 438-521">
          <text:p/>
        </draw:path>
        <draw:path draw:style-name="gr16" draw:layer="layout" svg:width="0.699cm" svg:height="3cm" svg:x="9.946cm" svg:y="15.857cm" svg:viewBox="0 0 700 3001" svg:d="M700 3001c-184-155-318-313-438-521-180-313-262-619-262-979 0-361 82-667 262-980 120-208 254-366 438-521">
          <text:p/>
        </draw:path>
        <draw:path draw:style-name="gr13" draw:layer="layout" svg:width="0.699cm" svg:height="3cm" svg:x="9.946cm" svg:y="17.357cm" svg:viewBox="0 0 700 3001" svg:d="M700 3001c-184-155-318-313-438-521-180-313-262-619-262-979 0-361 82-667 262-980 120-208 254-366 438-52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17.7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12-17T19:36:32.296818016</dc:date>
    <meta:editing-duration>PT10M43S</meta:editing-duration>
    <meta:editing-cycles>3</meta:editing-cycles>
    <meta:document-statistic meta:object-count="287"/>
  </office:meta>
</office:document-meta>
</file>